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great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great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great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6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40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40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7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7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7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4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4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4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4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4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4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.00.0000</text:date>, <text:time style:data-style-name="N2" text:time-value="17:47:11.58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02-21T20:38:48.265000000</dc:date>
    <meta:editing-cycles>446</meta:editing-cycles>
    <meta:editing-duration>P5DT15H57M9S</meta:editing-duration>
    <dc:creator>Jöran Balks</dc:creator>
    <meta:document-statistic meta:table-count="2" meta:cell-count="7115" meta:object-count="0"/>
  </office:meta>
</office:document-meta>
</file>